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dit-Verifiable Receipts for Reachability and Non-Reachability</text:h>
      <text:h text:style-name="Heading_20_3" text:outline-level="3">The Compliance Gap</text:h>
      <text:p text:style-name="Text_20_body">Today’s systems can tell you <text:span text:style-name="Emphasis">what happened</text:span> (logs of activity).<text:line-break/>They cannot prove <text:span text:style-name="Emphasis">what did not happen</text:span> (no unauthorized trade, no unapproved access, no data leakage).<text:line-break/>Regulators increasingly demand both.</text:p>
      <text:p text:style-name="Horizontal_20_Line"/>
      <text:h text:style-name="Heading_20_3" text:outline-level="3">Our Solution</text:h>
      <text:p text:style-name="Text_20_body"><text:span text:style-name="Strong_20_Emphasis">Audit-Verifiable Receipts (AVRs)</text:span> are cryptographic evidence packets that certify:<text:line-break/>♦ <text:span text:style-name="Strong_20_Emphasis">Reachability</text:span> – Proof that an approved path existed (e.g., a broker was authorized for a trade).<text:line-break/>♦ <text:span text:style-name="Strong_20_Emphasis">Non-Reachability</text:span> – Proof that no path existed (e.g., no unauthorized user could access a patient record).</text:p>
      <text:p text:style-name="Text_20_body">Each receipt is portable, tamper-evident, and independently verifiable.</text:p>
      <text:p text:style-name="Horizontal_20_Line"/>
      <text:h text:style-name="Heading_20_3" text:outline-level="3">Why It Matters</text:h>
      <text:p text:style-name="Text_20_body">Regulators impose penalties per asset, per record, or per incident. Traditional logs and attestations are insufficient.<text:line-break/>AVRs transform compliance from <text:span text:style-name="Strong_20_Emphasis">trust-based assertions</text:span> into <text:span text:style-name="Strong_20_Emphasis">math-backed proof</text:span>, reducing evidentiary risk in audits, litigation, and enforcement actions.</text:p>
      <text:p text:style-name="Horizontal_20_Line"/>
      <text:h text:style-name="Heading_20_3" text:outline-level="3">Regulatory Alignment</text:h>
      <text:p text:style-name="Text_20_body">Our system directly supports requirements under:<text:line-break/>♦ SEC Rule 17a-4 (financial record retention &amp; verification)<text:line-break/>♦ GDPR &amp; EDPB guidance on auditability (proving lawful/non-lawful processing)<text:line-break/>♦ HIPAA access control verification (health data security)<text:line-break/>♦ PCI DSS evidence of non-exposure (cardholder data protection)</text:p>
      <text:p text:style-name="Horizontal_20_Line"/>
      <text:h text:style-name="Heading_20_3" text:outline-level="3">Technical Assurance (without the math)</text:h>
      <text:p text:style-name="Text_20_body">♦ <text:span text:style-name="Strong_20_Emphasis">Independent Verification</text:span>: Any auditor can check a receipt using open algorithms.<text:line-break/>♦ <text:span text:style-name="Strong_20_Emphasis">Timestamp Anchoring</text:span>: Each receipt includes an external timestamp proof (RFC 3161 or equivalent).<text:line-break/><text:soft-page-break/>♦ <text:span text:style-name="Strong_20_Emphasis">Compact Proofs</text:span>: Verification requires only kilobytes of data and completes in microseconds.<text:line-break/>♦ <text:span text:style-name="Strong_20_Emphasis">Irrefutable Evidence</text:span>: Receipts are cryptographically tied to specific datasets and queries.</text:p>
      <text:p text:style-name="Horizontal_20_Line"/>
      <text:h text:style-name="Heading_20_3" text:outline-level="3">Licensing &amp; Integration</text:h>
      <text:p text:style-name="Text_20_body">♦ <text:span text:style-name="Strong_20_Emphasis">Delivery Model</text:span>: Licensed receipt-generation engine + verifier toolkit.<text:line-break/>♦ <text:span text:style-name="Strong_20_Emphasis">Integration</text:span>: Drop-in module for audit logs, compliance dashboards, and e-discovery tools.<text:line-break/>♦ <text:span text:style-name="Strong_20_Emphasis">Business Impact</text:span>: Provides defensible evidence that can prevent fines, accelerate audits, and withstand legal scrutiny.</text:p>
      <text:p text:style-name="Horizontal_20_Line"/>
      <text:p text:style-name="Text_20_body"><text:span text:style-name="Strong_20_Emphasis">Contact:</text:span> Epistria, LLC – Delivering cryptographic certainty where regulators demand proof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8:59:26.526545300</meta:creation-date>
    <dc:date>2025-09-21T19:45:49.334633300</dc:date>
    <meta:editing-duration>PT36M11S</meta:editing-duration>
    <meta:editing-cycles>1</meta:editing-cycles>
    <meta:document-statistic meta:table-count="0" meta:image-count="0" meta:object-count="0" meta:page-count="2" meta:paragraph-count="15" meta:word-count="277" meta:character-count="2072" meta:non-whitespace-character-count="1807"/>
    <meta:generator>LibreOffice/25.8.1.1$Windows_X86_64 LibreOffice_project/54047653041915e595ad4e45cccea684809c77b5</meta:generator>
  </office:meta>
</office:document-meta>
</file>